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Объект1" text:anchor-type="paragraph" svg:x="0.1972in" svg:y="-0.5945in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Объект2" text:anchor-type="paragraph" svg:x="0.1972in" svg:y="3.0382in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1" draw:name="Объект3" text:anchor-type="paragraph" svg:x="0.0937in" svg:y="4.1965in" svg:width="6.602in" svg:height="3.5457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03:25:06.457073809</meta:creation-date>
    <dc:date>2017-04-13T01:31:38.196648777</dc:date>
    <meta:editing-duration>PT6M48S</meta:editing-duration>
    <meta:editing-cycles>2</meta:editing-cycles>
    <meta:generator>LibreOffice/5.1.6.2$Linux_X86_64 LibreOffice_project/10m0$Build-2</meta:generator>
    <meta:document-statistic meta:table-count="0" meta:image-count="0" meta:object-count="3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error-category="constant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2000" loext:regression-extrapolate-backward="30" loext:regression-force-intercept="true" loext:regression-intercept-value="0" chart:regression-type="linear"/>
      <style:graphic-properties svg:stroke-color="#004586"/>
    </style:style>
    <style:style style:name="ch9" style:family="chart">
      <style:chart-properties chart:error-lower-limit="0" chart:error-upper-limit="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error-lower-limit="0.001" chart:error-upper-limit="0.00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 style:data-style-name="N0">
      <style:chart-properties chart:symbol-type="none" chart:link-data-style-to-source="true" chart:error-category="constant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2000" loext:regression-extrapolate-backward="0" loext:regression-force-intercept="true" loext:regression-intercept-value="0" chart:regression-type="linear"/>
      <style:graphic-properties svg:stroke-color="#7e0021"/>
    </style:style>
    <style:style style:name="ch14" style:family="chart">
      <style:chart-properties chart:error-lower-limit="0.01" chart:error-upper-limit="0.0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symbol-type="none" chart:link-data-style-to-source="true" chart:error-category="constant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1000" loext:regression-extrapolate-backward="1000" loext:regression-force-intercept="true" loext:regression-intercept-value="0" chart:regression-type="linear"/>
      <style:graphic-properties svg:stroke-color="#579d1c"/>
    </style:style>
    <style:style style:name="ch17" style:family="chart" style:data-style-name="N0">
      <style:chart-properties chart:symbol-type="none" chart:link-data-style-to-source="true" chart:error-category="constant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extrapolate-forward="2000" loext:regression-extrapolate-backward="1000" loext:regression-force-intercept="true" loext:regression-intercept-value="0" chart:regression-type="linear"/>
      <style:graphic-properties svg:stroke-color="#ffd320"/>
    </style:style>
    <style:style style:name="ch19" style:family="chart" style:data-style-name="N0">
      <style:chart-properties chart:symbol-type="none" chart:link-data-style-to-source="true" chart:error-category="constan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2000" loext:regression-extrapolate-backward="200" loext:regression-force-intercept="true" loext:regression-intercept-value="0" chart:regression-type="linear"/>
      <style:graphic-properties svg:stroke-color="#ff420e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5.381cm" svg:y="0.319cm" chart:style-name="ch2">
          <text:p>Зависимость ln(U/U₀) (t)</text:p>
        </chart:title>
        <chart:plot-area chart:style-name="ch3" chart:data-source-has-labels="both" svg:x="0.342cm" svg:y="1.271cm" svg:width="15.109cm" svg:height="7.656cm">
          <chartooo:coordinate-region svg:x="1.069cm" svg:y="1.47cm" svg:width="14.102cm" svg:height="6.81cm"/>
          <chart:axis chart:dimension="x" chart:name="primary-x" chart:style-name="ch4" chartooo:axis-type="auto">
            <chart:title svg:x="15.293cm" svg:y="7.969cm" chart:style-name="ch5">
              <text:p>t, с</text:p>
            </chart:title>
            <chart:categories table:cell-range-address="local-table.$A$2:.$A$25"/>
            <chart:grid chart:style-name="ch6" chart:class="major"/>
          </chart:axis>
          <chart:axis chart:dimension="y" chart:name="primary-y" chart:style-name="ch4">
            <chart:title svg:x="0.363cm" svg:y="0.662cm" chart:style-name="ch5">
              <text:p>ln(U/U₀)</text:p>
            </chart:title>
            <chart:grid chart:style-name="ch6" chart:class="major"/>
          </chart:axis>
          <chart:series chart:style-name="ch7" chart:values-cell-range-address="local-table.$C$2:.$C$25" chart:label-cell-address="local-table.$C$1" chart:class="chart:scatter">
            <chart:domain table:cell-range-address="local-table.$B$2:.$B$25"/>
            <chart:regression-curve chart:style-name="ch8"/>
            <chart:error-indicator chart:style-name="ch9" chart:dimension="x"/>
            <chart:error-indicator chart:style-name="ch10" chart:dimension="y"/>
            <chart:data-point chart:repeated="6"/>
            <chart:data-point chart:style-name="ch11" chart:repeated="3"/>
            <chart:data-point chart:repeated="15"/>
          </chart:series>
          <chart:series chart:style-name="ch12" chart:values-cell-range-address="local-table.$E$2:.$E$25" chart:label-cell-address="local-table.$E$1" chart:class="chart:scatter">
            <chart:domain table:cell-range-address="local-table.$D$2:.$D$25"/>
            <chart:regression-curve chart:style-name="ch13"/>
            <chart:error-indicator chart:style-name="ch14" chart:dimension="x"/>
            <chart:error-indicator chart:style-name="ch10" chart:dimension="y"/>
            <chart:data-point chart:repeated="12"/>
            <chart:data-point chart:style-name="ch11"/>
            <chart:data-point chart:repeated="4"/>
            <chart:data-point chart:style-name="ch11"/>
            <chart:data-point chart:repeated="6"/>
          </chart:series>
          <chart:series chart:style-name="ch15" chart:values-cell-range-address="local-table.$G$2:.$G$25" chart:label-cell-address="local-table.$G$1" chart:class="chart:scatter">
            <chart:domain table:cell-range-address="local-table.$F$2:.$F$25"/>
            <chart:regression-curve chart:style-name="ch16"/>
            <chart:error-indicator chart:style-name="ch14" chart:dimension="x"/>
            <chart:error-indicator chart:style-name="ch10" chart:dimension="y"/>
            <chart:data-point chart:repeated="11"/>
            <chart:data-point chart:style-name="ch11"/>
            <chart:data-point/>
            <chart:data-point chart:style-name="ch11" chart:repeated="2"/>
            <chart:data-point chart:repeated="9"/>
          </chart:series>
          <chart:series chart:style-name="ch17" chart:values-cell-range-address="local-table.$I$2:.$I$25" chart:label-cell-address="local-table.$I$1" chart:class="chart:scatter">
            <chart:domain table:cell-range-address="local-table.$H$2:.$H$25"/>
            <chart:regression-curve chart:style-name="ch18"/>
            <chart:error-indicator chart:style-name="ch14" chart:dimension="x"/>
            <chart:error-indicator chart:style-name="ch10" chart:dimension="y"/>
            <chart:data-point chart:repeated="6"/>
            <chart:data-point chart:style-name="ch11"/>
            <chart:data-point chart:repeated="17"/>
          </chart:series>
          <chart:series chart:style-name="ch19" chart:values-cell-range-address="local-table.$K$2:.$K$25" chart:label-cell-address="local-table.$K$1" chart:class="chart:scatter">
            <chart:domain table:cell-range-address="local-table.$J$2:.$J$25"/>
            <chart:regression-curve chart:style-name="ch20"/>
            <chart:error-indicator chart:style-name="ch14" chart:dimension="x"/>
            <chart:error-indicator chart:style-name="ch10" chart:dimension="y"/>
            <chart:data-point chart:repeated="18"/>
            <chart:data-point chart:style-name="ch11" chart:repeated="2"/>
            <chart:data-point chart:repeated="2"/>
            <chart:data-point chart:style-name="ch11"/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J</text:p>
              </table:table-cell>
              <table:table-cell office:value-type="string"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/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22">
                <text:p>14.22</text:p>
              </table:table-cell>
              <table:table-cell office:value-type="float" office:value="0.016">
                <text:p>0.016</text:p>
              </table:table-cell>
              <table:table-cell office:value-type="float" office:value="17.22">
                <text:p>17.22</text:p>
              </table:table-cell>
              <table:table-cell office:value-type="float" office:value="0.032">
                <text:p>0.032</text:p>
              </table:table-cell>
              <table:table-cell office:value-type="float" office:value="22.26">
                <text:p>22.26</text:p>
              </table:table-cell>
              <table:table-cell office:value-type="float" office:value="0.032">
                <text:p>0.032</text:p>
              </table:table-cell>
              <table:table-cell office:value-type="float" office:value="13.04">
                <text:p>13.04</text:p>
              </table:table-cell>
              <table:table-cell office:value-type="float" office:value="0.02">
                <text:p>0.02</text:p>
              </table:table-cell>
              <table:table-cell office:value-type="float" office:value="13.09">
                <text:p>13.0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4">
                <text:p>28.44</text:p>
              </table:table-cell>
              <table:table-cell office:value-type="float" office:value="0.03">
                <text:p>0.03</text:p>
              </table:table-cell>
              <table:table-cell office:value-type="float" office:value="34.43">
                <text:p>34.43</text:p>
              </table:table-cell>
              <table:table-cell office:value-type="float" office:value="0.067">
                <text:p>0.067</text:p>
              </table:table-cell>
              <table:table-cell office:value-type="float" office:value="44.52">
                <text:p>44.52</text:p>
              </table:table-cell>
              <table:table-cell office:value-type="float" office:value="0.067">
                <text:p>0.067</text:p>
              </table:table-cell>
              <table:table-cell office:value-type="float" office:value="26.08">
                <text:p>26.08</text:p>
              </table:table-cell>
              <table:table-cell office:value-type="float" office:value="0.036">
                <text:p>0.036</text:p>
              </table:table-cell>
              <table:table-cell office:value-type="float" office:value="26.18">
                <text:p>26.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66">
                <text:p>42.66</text:p>
              </table:table-cell>
              <table:table-cell office:value-type="float" office:value="0.044">
                <text:p>0.044</text:p>
              </table:table-cell>
              <table:table-cell office:value-type="float" office:value="51.65">
                <text:p>51.65</text:p>
              </table:table-cell>
              <table:table-cell office:value-type="float" office:value="0.099">
                <text:p>0.099</text:p>
              </table:table-cell>
              <table:table-cell office:value-type="float" office:value="66.78">
                <text:p>66.78</text:p>
              </table:table-cell>
              <table:table-cell office:value-type="float" office:value="0.111">
                <text:p>0.111</text:p>
              </table:table-cell>
              <table:table-cell office:value-type="float" office:value="39.12">
                <text:p>39.12</text:p>
              </table:table-cell>
              <table:table-cell office:value-type="float" office:value="0.053">
                <text:p>0.053</text:p>
              </table:table-cell>
              <table:table-cell office:value-type="float" office:value="39.27">
                <text:p>39.27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88">
                <text:p>56.88</text:p>
              </table:table-cell>
              <table:table-cell office:value-type="float" office:value="0.056">
                <text:p>0.056</text:p>
              </table:table-cell>
              <table:table-cell office:value-type="float" office:value="68.87">
                <text:p>68.87</text:p>
              </table:table-cell>
              <table:table-cell office:value-type="float" office:value="0.143">
                <text:p>0.143</text:p>
              </table:table-cell>
              <table:table-cell office:value-type="float" office:value="89.04">
                <text:p>89.04</text:p>
              </table:table-cell>
              <table:table-cell office:value-type="float" office:value="0.143">
                <text:p>0.143</text:p>
              </table:table-cell>
              <table:table-cell office:value-type="float" office:value="52.16">
                <text:p>52.16</text:p>
              </table:table-cell>
              <table:table-cell office:value-type="float" office:value="0.07">
                <text:p>0.07</text:p>
              </table:table-cell>
              <table:table-cell office:value-type="float" office:value="52.36">
                <text:p>52.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.1">
                <text:p>71.1</text:p>
              </table:table-cell>
              <table:table-cell office:value-type="float" office:value="0.069">
                <text:p>0.069</text:p>
              </table:table-cell>
              <table:table-cell office:value-type="float" office:value="86.09">
                <text:p>86.09</text:p>
              </table:table-cell>
              <table:table-cell office:value-type="float" office:value="0.18">
                <text:p>0.18</text:p>
              </table:table-cell>
              <table:table-cell office:value-type="float" office:value="111.3">
                <text:p>111.3</text:p>
              </table:table-cell>
              <table:table-cell office:value-type="float" office:value="0.18">
                <text:p>0.18</text:p>
              </table:table-cell>
              <table:table-cell office:value-type="float" office:value="65.2">
                <text:p>65.2</text:p>
              </table:table-cell>
              <table:table-cell office:value-type="float" office:value="0.09">
                <text:p>0.09</text:p>
              </table:table-cell>
              <table:table-cell office:value-type="float" office:value="65.45">
                <text:p>65.4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.32">
                <text:p>85.32</text:p>
              </table:table-cell>
              <table:table-cell office:value-type="float" office:value="0.079">
                <text:p>0.079</text:p>
              </table:table-cell>
              <table:table-cell office:value-type="float" office:value="103.3">
                <text:p>103.3</text:p>
              </table:table-cell>
              <table:table-cell office:value-type="float" office:value="0.213">
                <text:p>0.213</text:p>
              </table:table-cell>
              <table:table-cell office:value-type="float" office:value="133.56">
                <text:p>133.56</text:p>
              </table:table-cell>
              <table:table-cell office:value-type="float" office:value="0.223">
                <text:p>0.223</text:p>
              </table:table-cell>
              <table:table-cell office:value-type="float" office:value="78.24">
                <text:p>78.24</text:p>
              </table:table-cell>
              <table:table-cell office:value-type="float" office:value="0.104">
                <text:p>0.104</text:p>
              </table:table-cell>
              <table:table-cell office:value-type="float" office:value="78.54">
                <text:p>78.54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.54">
                <text:p>99.54</text:p>
              </table:table-cell>
              <table:table-cell office:value-type="float" office:value="0.09">
                <text:p>0.09</text:p>
              </table:table-cell>
              <table:table-cell office:value-type="float" office:value="120.52">
                <text:p>120.52</text:p>
              </table:table-cell>
              <table:table-cell office:value-type="float" office:value="0.246">
                <text:p>0.246</text:p>
              </table:table-cell>
              <table:table-cell office:value-type="float" office:value="155.82">
                <text:p>155.82</text:p>
              </table:table-cell>
              <table:table-cell office:value-type="float" office:value="0.257">
                <text:p>0.257</text:p>
              </table:table-cell>
              <table:table-cell office:value-type="float" office:value="91.28">
                <text:p>91.28</text:p>
              </table:table-cell>
              <table:table-cell office:value-type="float" office:value="0.122">
                <text:p>0.122</text:p>
              </table:table-cell>
              <table:table-cell office:value-type="float" office:value="91.63">
                <text:p>91.63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.76">
                <text:p>113.76</text:p>
              </table:table-cell>
              <table:table-cell office:value-type="float" office:value="0.103">
                <text:p>0.103</text:p>
              </table:table-cell>
              <table:table-cell office:value-type="float" office:value="137.74">
                <text:p>137.74</text:p>
              </table:table-cell>
              <table:table-cell office:value-type="float" office:value="0.279">
                <text:p>0.279</text:p>
              </table:table-cell>
              <table:table-cell office:value-type="float" office:value="178.08">
                <text:p>178.08</text:p>
              </table:table-cell>
              <table:table-cell office:value-type="float" office:value="0.289">
                <text:p>0.289</text:p>
              </table:table-cell>
              <table:table-cell office:value-type="float" office:value="104.32">
                <text:p>104.32</text:p>
              </table:table-cell>
              <table:table-cell office:value-type="float" office:value="0.14">
                <text:p>0.14</text:p>
              </table:table-cell>
              <table:table-cell office:value-type="float" office:value="104.72">
                <text:p>104.72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.98">
                <text:p>127.98</text:p>
              </table:table-cell>
              <table:table-cell office:value-type="float" office:value="0.116">
                <text:p>0.116</text:p>
              </table:table-cell>
              <table:table-cell office:value-type="float" office:value="154.96">
                <text:p>154.96</text:p>
              </table:table-cell>
              <table:table-cell office:value-type="float" office:value="0.31">
                <text:p>0.31</text:p>
              </table:table-cell>
              <table:table-cell office:value-type="float" office:value="200.34">
                <text:p>200.34</text:p>
              </table:table-cell>
              <table:table-cell office:value-type="float" office:value="0.326">
                <text:p>0.326</text:p>
              </table:table-cell>
              <table:table-cell office:value-type="float" office:value="117.36">
                <text:p>117.36</text:p>
              </table:table-cell>
              <table:table-cell office:value-type="float" office:value="0.157">
                <text:p>0.157</text:p>
              </table:table-cell>
              <table:table-cell office:value-type="float" office:value="117.81">
                <text:p>117.81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.2">
                <text:p>142.2</text:p>
              </table:table-cell>
              <table:table-cell office:value-type="float" office:value="0.13">
                <text:p>0.13</text:p>
              </table:table-cell>
              <table:table-cell office:value-type="float" office:value="172.17">
                <text:p>172.17</text:p>
              </table:table-cell>
              <table:table-cell office:value-type="float" office:value="0.344">
                <text:p>0.344</text:p>
              </table:table-cell>
              <table:table-cell office:value-type="float" office:value="222.6">
                <text:p>222.6</text:p>
              </table:table-cell>
              <table:table-cell office:value-type="float" office:value="0.359">
                <text:p>0.359</text:p>
              </table:table-cell>
              <table:table-cell office:value-type="float" office:value="130.4">
                <text:p>130.4</text:p>
              </table:table-cell>
              <table:table-cell office:value-type="float" office:value="0.175">
                <text:p>0.175</text:p>
              </table:table-cell>
              <table:table-cell office:value-type="float" office:value="130.9">
                <text:p>130.9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6.42">
                <text:p>156.42</text:p>
              </table:table-cell>
              <table:table-cell office:value-type="float" office:value="0.139">
                <text:p>0.139</text:p>
              </table:table-cell>
              <table:table-cell office:value-type="float" office:value="189.39">
                <text:p>189.39</text:p>
              </table:table-cell>
              <table:table-cell office:value-type="float" office:value="0.376">
                <text:p>0.376</text:p>
              </table:table-cell>
              <table:table-cell office:value-type="float" office:value="244.86">
                <text:p>244.86</text:p>
              </table:table-cell>
              <table:table-cell office:value-type="float" office:value="0.393">
                <text:p>0.393</text:p>
              </table:table-cell>
              <table:table-cell office:value-type="float" office:value="143.44">
                <text:p>143.44</text:p>
              </table:table-cell>
              <table:table-cell office:value-type="float" office:value="0.192">
                <text:p>0.192</text:p>
              </table:table-cell>
              <table:table-cell office:value-type="float" office:value="143.99">
                <text:p>143.99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.64">
                <text:p>170.64</text:p>
              </table:table-cell>
              <table:table-cell office:value-type="float" office:value="0.152">
                <text:p>0.152</text:p>
              </table:table-cell>
              <table:table-cell office:value-type="float" office:value="206.61">
                <text:p>206.61</text:p>
              </table:table-cell>
              <table:table-cell office:value-type="float" office:value="0.411">
                <text:p>0.411</text:p>
              </table:table-cell>
              <table:table-cell office:value-type="float" office:value="267.12">
                <text:p>267.12</text:p>
              </table:table-cell>
              <table:table-cell office:value-type="float" office:value="0.424">
                <text:p>0.424</text:p>
              </table:table-cell>
              <table:table-cell office:value-type="float" office:value="156.48">
                <text:p>156.48</text:p>
              </table:table-cell>
              <table:table-cell office:value-type="float" office:value="0.216">
                <text:p>0.216</text:p>
              </table:table-cell>
              <table:table-cell office:value-type="float" office:value="157.08">
                <text:p>157.0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4.86">
                <text:p>184.86</text:p>
              </table:table-cell>
              <table:table-cell office:value-type="float" office:value="0.171">
                <text:p>0.171</text:p>
              </table:table-cell>
              <table:table-cell office:value-type="float" office:value="223.83">
                <text:p>223.83</text:p>
              </table:table-cell>
              <table:table-cell office:value-type="float" office:value="0.441">
                <text:p>0.441</text:p>
              </table:table-cell>
              <table:table-cell office:value-type="float" office:value="289.38">
                <text:p>289.38</text:p>
              </table:table-cell>
              <table:table-cell office:value-type="float" office:value="0.46">
                <text:p>0.46</text:p>
              </table:table-cell>
              <table:table-cell office:value-type="float" office:value="169.52">
                <text:p>169.52</text:p>
              </table:table-cell>
              <table:table-cell office:value-type="float" office:value="0.233">
                <text:p>0.233</text:p>
              </table:table-cell>
              <table:table-cell office:value-type="float" office:value="170.17">
                <text:p>170.17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.08">
                <text:p>199.08</text:p>
              </table:table-cell>
              <table:table-cell office:value-type="float" office:value="0.18">
                <text:p>0.18</text:p>
              </table:table-cell>
              <table:table-cell office:value-type="float" office:value="241.04">
                <text:p>241.04</text:p>
              </table:table-cell>
              <table:table-cell office:value-type="float" office:value="0.479">
                <text:p>0.479</text:p>
              </table:table-cell>
              <table:table-cell office:value-type="float" office:value="311.64">
                <text:p>311.64</text:p>
              </table:table-cell>
              <table:table-cell office:value-type="float" office:value="0.491">
                <text:p>0.491</text:p>
              </table:table-cell>
              <table:table-cell office:value-type="float" office:value="182.56">
                <text:p>182.56</text:p>
              </table:table-cell>
              <table:table-cell office:value-type="float" office:value="0.251">
                <text:p>0.251</text:p>
              </table:table-cell>
              <table:table-cell office:value-type="float" office:value="183.26">
                <text:p>183.26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3.3">
                <text:p>213.3</text:p>
              </table:table-cell>
              <table:table-cell office:value-type="float" office:value="0.194">
                <text:p>0.194</text:p>
              </table:table-cell>
              <table:table-cell office:value-type="float" office:value="258.26">
                <text:p>258.26</text:p>
              </table:table-cell>
              <table:table-cell office:value-type="float" office:value="0.511">
                <text:p>0.511</text:p>
              </table:table-cell>
              <table:table-cell office:value-type="float" office:value="333.9">
                <text:p>333.9</text:p>
              </table:table-cell>
              <table:table-cell office:value-type="float" office:value="0.524">
                <text:p>0.524</text:p>
              </table:table-cell>
              <table:table-cell office:value-type="float" office:value="195.6">
                <text:p>195.6</text:p>
              </table:table-cell>
              <table:table-cell office:value-type="float" office:value="0.268">
                <text:p>0.268</text:p>
              </table:table-cell>
              <table:table-cell office:value-type="float" office:value="196.35">
                <text:p>196.35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7.52">
                <text:p>227.52</text:p>
              </table:table-cell>
              <table:table-cell office:value-type="float" office:value="0.204">
                <text:p>0.204</text:p>
              </table:table-cell>
              <table:table-cell office:value-type="float" office:value="275.48">
                <text:p>275.48</text:p>
              </table:table-cell>
              <table:table-cell office:value-type="float" office:value="0.541">
                <text:p>0.541</text:p>
              </table:table-cell>
              <table:table-cell office:value-type="float" office:value="356.16">
                <text:p>356.16</text:p>
              </table:table-cell>
              <table:table-cell office:value-type="float" office:value="0.558">
                <text:p>0.558</text:p>
              </table:table-cell>
              <table:table-cell office:value-type="float" office:value="208.64">
                <text:p>208.64</text:p>
              </table:table-cell>
              <table:table-cell office:value-type="float" office:value="0.284">
                <text:p>0.284</text:p>
              </table:table-cell>
              <table:table-cell office:value-type="float" office:value="209.44">
                <text:p>209.44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1.74">
                <text:p>241.74</text:p>
              </table:table-cell>
              <table:table-cell office:value-type="float" office:value="0.218">
                <text:p>0.218</text:p>
              </table:table-cell>
              <table:table-cell office:value-type="float" office:value="292.7">
                <text:p>292.7</text:p>
              </table:table-cell>
              <table:table-cell office:value-type="float" office:value="0.571">
                <text:p>0.571</text:p>
              </table:table-cell>
              <table:table-cell office:value-type="float" office:value="378.42">
                <text:p>378.42</text:p>
              </table:table-cell>
              <table:table-cell office:value-type="float" office:value="0.6">
                <text:p>0.6</text:p>
              </table:table-cell>
              <table:table-cell office:value-type="float" office:value="221.68">
                <text:p>221.68</text:p>
              </table:table-cell>
              <table:table-cell office:value-type="float" office:value="0.305">
                <text:p>0.305</text:p>
              </table:table-cell>
              <table:table-cell office:value-type="float" office:value="222.53">
                <text:p>222.53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.96">
                <text:p>255.96</text:p>
              </table:table-cell>
              <table:table-cell office:value-type="float" office:value="0.228">
                <text:p>0.228</text:p>
              </table:table-cell>
              <table:table-cell office:value-type="float" office:value="309.91">
                <text:p>309.91</text:p>
              </table:table-cell>
              <table:table-cell office:value-type="float" office:value="0.614">
                <text:p>0.614</text:p>
              </table:table-cell>
              <table:table-cell office:value-type="float" office:value="400.68">
                <text:p>400.68</text:p>
              </table:table-cell>
              <table:table-cell office:value-type="float" office:value="0.629">
                <text:p>0.629</text:p>
              </table:table-cell>
              <table:table-cell office:value-type="float" office:value="234.72">
                <text:p>234.72</text:p>
              </table:table-cell>
              <table:table-cell office:value-type="float" office:value="0.321">
                <text:p>0.321</text:p>
              </table:table-cell>
              <table:table-cell office:value-type="float" office:value="235.62">
                <text:p>235.62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.18">
                <text:p>270.18</text:p>
              </table:table-cell>
              <table:table-cell office:value-type="float" office:value="0.243">
                <text:p>0.243</text:p>
              </table:table-cell>
              <table:table-cell office:value-type="float" office:value="327.13">
                <text:p>327.13</text:p>
              </table:table-cell>
              <table:table-cell office:value-type="float" office:value="0.651">
                <text:p>0.651</text:p>
              </table:table-cell>
              <table:table-cell office:value-type="float" office:value="422.94">
                <text:p>422.94</text:p>
              </table:table-cell>
              <table:table-cell office:value-type="float" office:value="0.666">
                <text:p>0.666</text:p>
              </table:table-cell>
              <table:table-cell office:value-type="float" office:value="247.76">
                <text:p>247.76</text:p>
              </table:table-cell>
              <table:table-cell office:value-type="float" office:value="0.337">
                <text:p>0.337</text:p>
              </table:table-cell>
              <table:table-cell office:value-type="float" office:value="248.71">
                <text:p>248.71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4.4">
                <text:p>284.4</text:p>
              </table:table-cell>
              <table:table-cell office:value-type="float" office:value="0.253">
                <text:p>0.253</text:p>
              </table:table-cell>
              <table:table-cell office:value-type="float" office:value="344.35">
                <text:p>344.35</text:p>
              </table:table-cell>
              <table:table-cell office:value-type="float" office:value="0.681">
                <text:p>0.681</text:p>
              </table:table-cell>
              <table:table-cell office:value-type="float" office:value="445.2">
                <text:p>445.2</text:p>
              </table:table-cell>
              <table:table-cell office:value-type="float" office:value="0.697">
                <text:p>0.697</text:p>
              </table:table-cell>
              <table:table-cell office:value-type="float" office:value="260.8">
                <text:p>260.8</text:p>
              </table:table-cell>
              <table:table-cell office:value-type="float" office:value="0.354">
                <text:p>0.354</text:p>
              </table:table-cell>
              <table:table-cell office:value-type="float" office:value="261.8">
                <text:p>261.8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8.62">
                <text:p>298.62</text:p>
              </table:table-cell>
              <table:table-cell office:value-type="float" office:value="0.266">
                <text:p>0.266</text:p>
              </table:table-cell>
              <table:table-cell office:value-type="float" office:value="361.57">
                <text:p>361.57</text:p>
              </table:table-cell>
              <table:table-cell office:value-type="float" office:value="0.713">
                <text:p>0.713</text:p>
              </table:table-cell>
              <table:table-cell office:value-type="float" office:value="467.46">
                <text:p>467.46</text:p>
              </table:table-cell>
              <table:table-cell office:value-type="float" office:value="0.729">
                <text:p>0.729</text:p>
              </table:table-cell>
              <table:table-cell office:value-type="float" office:value="273.84">
                <text:p>273.84</text:p>
              </table:table-cell>
              <table:table-cell office:value-type="float" office:value="0.376">
                <text:p>0.376</text:p>
              </table:table-cell>
              <table:table-cell office:value-type="float" office:value="274.89">
                <text:p>274.89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2.84">
                <text:p>312.84</text:p>
              </table:table-cell>
              <table:table-cell office:value-type="float" office:value="0.279">
                <text:p>0.279</text:p>
              </table:table-cell>
              <table:table-cell office:value-type="float" office:value="378.78">
                <text:p>378.78</text:p>
              </table:table-cell>
              <table:table-cell office:value-type="float" office:value="0.754">
                <text:p>0.754</text:p>
              </table:table-cell>
              <table:table-cell office:value-type="float" office:value="489.72">
                <text:p>489.72</text:p>
              </table:table-cell>
              <table:table-cell office:value-type="float" office:value="0.762">
                <text:p>0.762</text:p>
              </table:table-cell>
              <table:table-cell office:value-type="float" office:value="286.88">
                <text:p>286.88</text:p>
              </table:table-cell>
              <table:table-cell office:value-type="float" office:value="0.394">
                <text:p>0.394</text:p>
              </table:table-cell>
              <table:table-cell office:value-type="float" office:value="287.98">
                <text:p>287.98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7.06">
                <text:p>327.06</text:p>
              </table:table-cell>
              <table:table-cell office:value-type="float" office:value="0.289">
                <text:p>0.289</text:p>
              </table:table-cell>
              <table:table-cell office:value-type="float" office:value="396">
                <text:p>396</text:p>
              </table:table-cell>
              <table:table-cell office:value-type="float" office:value="0.788">
                <text:p>0.788</text:p>
              </table:table-cell>
              <table:table-cell office:value-type="float" office:value="511.98">
                <text:p>511.98</text:p>
              </table:table-cell>
              <table:table-cell office:value-type="float" office:value="0.796">
                <text:p>0.796</text:p>
              </table:table-cell>
              <table:table-cell office:value-type="float" office:value="299.92">
                <text:p>299.92</text:p>
              </table:table-cell>
              <table:table-cell office:value-type="float" office:value="0.411">
                <text:p>0.411</text:p>
              </table:table-cell>
              <table:table-cell office:value-type="float" office:value="301.07">
                <text:p>301.07</text:p>
              </table:table-cell>
              <table:table-cell office:value-type="float" office:value="0.253">
                <text:p>0.2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 chart:error-category="constant"/>
    </style:style>
    <style:style style:name="ch4" style:family="chart" style:data-style-name="N0">
      <style:chart-properties chart:display-label="true" chart:logarithmic="false" chart:maximum="3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error-category="constant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2000" loext:regression-extrapolate-backward="30" loext:regression-force-intercept="true" loext:regression-intercept-value="0" chart:regression-type="linear"/>
      <style:graphic-properties svg:stroke-color="#004586"/>
    </style:style>
    <style:style style:name="ch10" style:family="chart">
      <style:chart-properties chart:error-lower-limit="0" chart:error-upper-limit="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lower-limit="0.001" chart:error-upper-limit="0.00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0">
      <style:chart-properties chart:symbol-type="none" chart:link-data-style-to-source="true" chart:error-category="constant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2000" loext:regression-extrapolate-backward="0" loext:regression-force-intercept="true" loext:regression-intercept-value="0" chart:regression-type="linear"/>
      <style:graphic-properties svg:stroke-color="#7e0021"/>
    </style:style>
    <style:style style:name="ch15" style:family="chart">
      <style:chart-properties chart:error-lower-limit="0.01" chart:error-upper-limit="0.0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symbol-type="none" chart:link-data-style-to-source="true" chart:error-category="constant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1000" loext:regression-extrapolate-backward="1000" loext:regression-force-intercept="true" loext:regression-intercept-value="0" chart:regression-type="linear"/>
      <style:graphic-properties svg:stroke-color="#579d1c"/>
    </style:style>
    <style:style style:name="ch18" style:family="chart" style:data-style-name="N0">
      <style:chart-properties chart:symbol-type="none" chart:link-data-style-to-source="true" chart:error-category="constant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2000" loext:regression-extrapolate-backward="1000" loext:regression-force-intercept="true" loext:regression-intercept-value="0" chart:regression-type="linear"/>
      <style:graphic-properties svg:stroke-color="#ffd320"/>
    </style:style>
    <style:style style:name="ch20" style:family="chart" style:data-style-name="N0">
      <style:chart-properties chart:symbol-type="none" chart:link-data-style-to-source="true" chart:error-category="constan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2000" loext:regression-extrapolate-backward="200" loext:regression-force-intercept="true" loext:regression-intercept-value="0" chart:regression-type="linear"/>
      <style:graphic-properties svg:stroke-color="#ff420e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5.381cm" svg:y="0.319cm" chart:style-name="ch2">
          <text:p>Зависимость ln(U/U₀) (t)</text:p>
        </chart:title>
        <chart:plot-area chart:style-name="ch3" chart:data-source-has-labels="both" svg:x="0.342cm" svg:y="1.271cm" svg:width="15.108cm" svg:height="7.656cm">
          <chartooo:coordinate-region svg:x="1.069cm" svg:y="1.47cm" svg:width="14.102cm" svg:height="6.81cm"/>
          <chart:axis chart:dimension="x" chart:name="primary-x" chart:style-name="ch4" chartooo:axis-type="auto">
            <chart:title svg:x="15.293cm" svg:y="7.969cm" chart:style-name="ch5">
              <text:p>t, с</text:p>
            </chart:title>
            <chart:categories table:cell-range-address="local-table.$A$2:.$A$25"/>
            <chart:grid chart:style-name="ch6" chart:class="major"/>
          </chart:axis>
          <chart:axis chart:dimension="y" chart:name="primary-y" chart:style-name="ch7">
            <chart:title svg:x="0.363cm" svg:y="0.662cm" chart:style-name="ch5">
              <text:p>ln(U/U₀)</text:p>
            </chart:title>
            <chart:grid chart:style-name="ch6" chart:class="major"/>
          </chart:axis>
          <chart:series chart:style-name="ch8" chart:values-cell-range-address="local-table.$C$2:.$C$25" chart:label-cell-address="local-table.$C$1" chart:class="chart:scatter">
            <chart:domain table:cell-range-address="local-table.$B$2:.$B$25"/>
            <chart:regression-curve chart:style-name="ch9"/>
            <chart:error-indicator chart:style-name="ch10" chart:dimension="x"/>
            <chart:error-indicator chart:style-name="ch11" chart:dimension="y"/>
            <chart:data-point chart:repeated="6"/>
            <chart:data-point chart:style-name="ch12" chart:repeated="3"/>
            <chart:data-point chart:repeated="15"/>
          </chart:series>
          <chart:series chart:style-name="ch13" chart:values-cell-range-address="local-table.$E$2:.$E$25" chart:label-cell-address="local-table.$E$1" chart:class="chart:scatter">
            <chart:domain table:cell-range-address="local-table.$D$2:.$D$25"/>
            <chart:regression-curve chart:style-name="ch14"/>
            <chart:error-indicator chart:style-name="ch15" chart:dimension="x"/>
            <chart:error-indicator chart:style-name="ch11" chart:dimension="y"/>
            <chart:data-point chart:repeated="12"/>
            <chart:data-point chart:style-name="ch12"/>
            <chart:data-point chart:repeated="4"/>
            <chart:data-point chart:style-name="ch12"/>
            <chart:data-point chart:repeated="6"/>
          </chart:series>
          <chart:series chart:style-name="ch16" chart:values-cell-range-address="local-table.$G$2:.$G$25" chart:label-cell-address="local-table.$G$1" chart:class="chart:scatter">
            <chart:domain table:cell-range-address="local-table.$F$2:.$F$25"/>
            <chart:regression-curve chart:style-name="ch17"/>
            <chart:error-indicator chart:style-name="ch15" chart:dimension="x"/>
            <chart:error-indicator chart:style-name="ch11" chart:dimension="y"/>
            <chart:data-point chart:repeated="11"/>
            <chart:data-point chart:style-name="ch12"/>
            <chart:data-point/>
            <chart:data-point chart:style-name="ch12" chart:repeated="2"/>
            <chart:data-point chart:repeated="9"/>
          </chart:series>
          <chart:series chart:style-name="ch18" chart:values-cell-range-address="local-table.$I$2:.$I$25" chart:label-cell-address="local-table.$I$1" chart:class="chart:scatter">
            <chart:domain table:cell-range-address="local-table.$H$2:.$H$25"/>
            <chart:regression-curve chart:style-name="ch19"/>
            <chart:error-indicator chart:style-name="ch15" chart:dimension="x"/>
            <chart:error-indicator chart:style-name="ch11" chart:dimension="y"/>
            <chart:data-point chart:repeated="6"/>
            <chart:data-point chart:style-name="ch12"/>
            <chart:data-point chart:repeated="17"/>
          </chart:series>
          <chart:series chart:style-name="ch20" chart:values-cell-range-address="local-table.$K$2:.$K$25" chart:label-cell-address="local-table.$K$1" chart:class="chart:scatter">
            <chart:domain table:cell-range-address="local-table.$J$2:.$J$25"/>
            <chart:regression-curve chart:style-name="ch21"/>
            <chart:error-indicator chart:style-name="ch15" chart:dimension="x"/>
            <chart:error-indicator chart:style-name="ch11" chart:dimension="y"/>
            <chart:data-point chart:repeated="18"/>
            <chart:data-point chart:style-name="ch12" chart:repeated="2"/>
            <chart:data-point chart:repeated="2"/>
            <chart:data-point chart:style-name="ch12"/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J</text:p>
              </table:table-cell>
              <table:table-cell office:value-type="string"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/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22">
                <text:p>14.22</text:p>
              </table:table-cell>
              <table:table-cell office:value-type="float" office:value="0.016">
                <text:p>0.016</text:p>
              </table:table-cell>
              <table:table-cell office:value-type="float" office:value="17.22">
                <text:p>17.22</text:p>
              </table:table-cell>
              <table:table-cell office:value-type="float" office:value="0.032">
                <text:p>0.032</text:p>
              </table:table-cell>
              <table:table-cell office:value-type="float" office:value="22.26">
                <text:p>22.26</text:p>
              </table:table-cell>
              <table:table-cell office:value-type="float" office:value="0.032">
                <text:p>0.032</text:p>
              </table:table-cell>
              <table:table-cell office:value-type="float" office:value="13.04">
                <text:p>13.04</text:p>
              </table:table-cell>
              <table:table-cell office:value-type="float" office:value="0.02">
                <text:p>0.02</text:p>
              </table:table-cell>
              <table:table-cell office:value-type="float" office:value="13.09">
                <text:p>13.0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4">
                <text:p>28.44</text:p>
              </table:table-cell>
              <table:table-cell office:value-type="float" office:value="0.03">
                <text:p>0.03</text:p>
              </table:table-cell>
              <table:table-cell office:value-type="float" office:value="34.43">
                <text:p>34.43</text:p>
              </table:table-cell>
              <table:table-cell office:value-type="float" office:value="0.067">
                <text:p>0.067</text:p>
              </table:table-cell>
              <table:table-cell office:value-type="float" office:value="44.52">
                <text:p>44.52</text:p>
              </table:table-cell>
              <table:table-cell office:value-type="float" office:value="0.067">
                <text:p>0.067</text:p>
              </table:table-cell>
              <table:table-cell office:value-type="float" office:value="26.08">
                <text:p>26.08</text:p>
              </table:table-cell>
              <table:table-cell office:value-type="float" office:value="0.036">
                <text:p>0.036</text:p>
              </table:table-cell>
              <table:table-cell office:value-type="float" office:value="26.18">
                <text:p>26.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66">
                <text:p>42.66</text:p>
              </table:table-cell>
              <table:table-cell office:value-type="float" office:value="0.044">
                <text:p>0.044</text:p>
              </table:table-cell>
              <table:table-cell office:value-type="float" office:value="51.65">
                <text:p>51.65</text:p>
              </table:table-cell>
              <table:table-cell office:value-type="float" office:value="0.099">
                <text:p>0.099</text:p>
              </table:table-cell>
              <table:table-cell office:value-type="float" office:value="66.78">
                <text:p>66.78</text:p>
              </table:table-cell>
              <table:table-cell office:value-type="float" office:value="0.111">
                <text:p>0.111</text:p>
              </table:table-cell>
              <table:table-cell office:value-type="float" office:value="39.12">
                <text:p>39.12</text:p>
              </table:table-cell>
              <table:table-cell office:value-type="float" office:value="0.053">
                <text:p>0.053</text:p>
              </table:table-cell>
              <table:table-cell office:value-type="float" office:value="39.27">
                <text:p>39.27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88">
                <text:p>56.88</text:p>
              </table:table-cell>
              <table:table-cell office:value-type="float" office:value="0.056">
                <text:p>0.056</text:p>
              </table:table-cell>
              <table:table-cell office:value-type="float" office:value="68.87">
                <text:p>68.87</text:p>
              </table:table-cell>
              <table:table-cell office:value-type="float" office:value="0.143">
                <text:p>0.143</text:p>
              </table:table-cell>
              <table:table-cell office:value-type="float" office:value="89.04">
                <text:p>89.04</text:p>
              </table:table-cell>
              <table:table-cell office:value-type="float" office:value="0.143">
                <text:p>0.143</text:p>
              </table:table-cell>
              <table:table-cell office:value-type="float" office:value="52.16">
                <text:p>52.16</text:p>
              </table:table-cell>
              <table:table-cell office:value-type="float" office:value="0.07">
                <text:p>0.07</text:p>
              </table:table-cell>
              <table:table-cell office:value-type="float" office:value="52.36">
                <text:p>52.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.1">
                <text:p>71.1</text:p>
              </table:table-cell>
              <table:table-cell office:value-type="float" office:value="0.069">
                <text:p>0.069</text:p>
              </table:table-cell>
              <table:table-cell office:value-type="float" office:value="86.09">
                <text:p>86.09</text:p>
              </table:table-cell>
              <table:table-cell office:value-type="float" office:value="0.18">
                <text:p>0.18</text:p>
              </table:table-cell>
              <table:table-cell office:value-type="float" office:value="111.3">
                <text:p>111.3</text:p>
              </table:table-cell>
              <table:table-cell office:value-type="float" office:value="0.18">
                <text:p>0.18</text:p>
              </table:table-cell>
              <table:table-cell office:value-type="float" office:value="65.2">
                <text:p>65.2</text:p>
              </table:table-cell>
              <table:table-cell office:value-type="float" office:value="0.09">
                <text:p>0.09</text:p>
              </table:table-cell>
              <table:table-cell office:value-type="float" office:value="65.45">
                <text:p>65.4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.32">
                <text:p>85.32</text:p>
              </table:table-cell>
              <table:table-cell office:value-type="float" office:value="0.079">
                <text:p>0.079</text:p>
              </table:table-cell>
              <table:table-cell office:value-type="float" office:value="103.3">
                <text:p>103.3</text:p>
              </table:table-cell>
              <table:table-cell office:value-type="float" office:value="0.213">
                <text:p>0.213</text:p>
              </table:table-cell>
              <table:table-cell office:value-type="float" office:value="133.56">
                <text:p>133.56</text:p>
              </table:table-cell>
              <table:table-cell office:value-type="float" office:value="0.223">
                <text:p>0.223</text:p>
              </table:table-cell>
              <table:table-cell office:value-type="float" office:value="78.24">
                <text:p>78.24</text:p>
              </table:table-cell>
              <table:table-cell office:value-type="float" office:value="0.104">
                <text:p>0.104</text:p>
              </table:table-cell>
              <table:table-cell office:value-type="float" office:value="78.54">
                <text:p>78.54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.54">
                <text:p>99.54</text:p>
              </table:table-cell>
              <table:table-cell office:value-type="float" office:value="0.09">
                <text:p>0.09</text:p>
              </table:table-cell>
              <table:table-cell office:value-type="float" office:value="120.52">
                <text:p>120.52</text:p>
              </table:table-cell>
              <table:table-cell office:value-type="float" office:value="0.246">
                <text:p>0.246</text:p>
              </table:table-cell>
              <table:table-cell office:value-type="float" office:value="155.82">
                <text:p>155.82</text:p>
              </table:table-cell>
              <table:table-cell office:value-type="float" office:value="0.257">
                <text:p>0.257</text:p>
              </table:table-cell>
              <table:table-cell office:value-type="float" office:value="91.28">
                <text:p>91.28</text:p>
              </table:table-cell>
              <table:table-cell office:value-type="float" office:value="0.122">
                <text:p>0.122</text:p>
              </table:table-cell>
              <table:table-cell office:value-type="float" office:value="91.63">
                <text:p>91.63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.76">
                <text:p>113.76</text:p>
              </table:table-cell>
              <table:table-cell office:value-type="float" office:value="0.103">
                <text:p>0.103</text:p>
              </table:table-cell>
              <table:table-cell office:value-type="float" office:value="137.74">
                <text:p>137.74</text:p>
              </table:table-cell>
              <table:table-cell office:value-type="float" office:value="0.279">
                <text:p>0.279</text:p>
              </table:table-cell>
              <table:table-cell office:value-type="float" office:value="178.08">
                <text:p>178.08</text:p>
              </table:table-cell>
              <table:table-cell office:value-type="float" office:value="0.289">
                <text:p>0.289</text:p>
              </table:table-cell>
              <table:table-cell office:value-type="float" office:value="104.32">
                <text:p>104.32</text:p>
              </table:table-cell>
              <table:table-cell office:value-type="float" office:value="0.14">
                <text:p>0.14</text:p>
              </table:table-cell>
              <table:table-cell office:value-type="float" office:value="104.72">
                <text:p>104.72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.98">
                <text:p>127.98</text:p>
              </table:table-cell>
              <table:table-cell office:value-type="float" office:value="0.116">
                <text:p>0.116</text:p>
              </table:table-cell>
              <table:table-cell office:value-type="float" office:value="154.96">
                <text:p>154.96</text:p>
              </table:table-cell>
              <table:table-cell office:value-type="float" office:value="0.31">
                <text:p>0.31</text:p>
              </table:table-cell>
              <table:table-cell office:value-type="float" office:value="200.34">
                <text:p>200.34</text:p>
              </table:table-cell>
              <table:table-cell office:value-type="float" office:value="0.326">
                <text:p>0.326</text:p>
              </table:table-cell>
              <table:table-cell office:value-type="float" office:value="117.36">
                <text:p>117.36</text:p>
              </table:table-cell>
              <table:table-cell office:value-type="float" office:value="0.157">
                <text:p>0.157</text:p>
              </table:table-cell>
              <table:table-cell office:value-type="float" office:value="117.81">
                <text:p>117.81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.2">
                <text:p>142.2</text:p>
              </table:table-cell>
              <table:table-cell office:value-type="float" office:value="0.13">
                <text:p>0.13</text:p>
              </table:table-cell>
              <table:table-cell office:value-type="float" office:value="172.17">
                <text:p>172.17</text:p>
              </table:table-cell>
              <table:table-cell office:value-type="float" office:value="0.344">
                <text:p>0.344</text:p>
              </table:table-cell>
              <table:table-cell office:value-type="float" office:value="222.6">
                <text:p>222.6</text:p>
              </table:table-cell>
              <table:table-cell office:value-type="float" office:value="0.359">
                <text:p>0.359</text:p>
              </table:table-cell>
              <table:table-cell office:value-type="float" office:value="130.4">
                <text:p>130.4</text:p>
              </table:table-cell>
              <table:table-cell office:value-type="float" office:value="0.175">
                <text:p>0.175</text:p>
              </table:table-cell>
              <table:table-cell office:value-type="float" office:value="130.9">
                <text:p>130.9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6.42">
                <text:p>156.42</text:p>
              </table:table-cell>
              <table:table-cell office:value-type="float" office:value="0.139">
                <text:p>0.139</text:p>
              </table:table-cell>
              <table:table-cell office:value-type="float" office:value="189.39">
                <text:p>189.39</text:p>
              </table:table-cell>
              <table:table-cell office:value-type="float" office:value="0.376">
                <text:p>0.376</text:p>
              </table:table-cell>
              <table:table-cell office:value-type="float" office:value="244.86">
                <text:p>244.86</text:p>
              </table:table-cell>
              <table:table-cell office:value-type="float" office:value="0.393">
                <text:p>0.393</text:p>
              </table:table-cell>
              <table:table-cell office:value-type="float" office:value="143.44">
                <text:p>143.44</text:p>
              </table:table-cell>
              <table:table-cell office:value-type="float" office:value="0.192">
                <text:p>0.192</text:p>
              </table:table-cell>
              <table:table-cell office:value-type="float" office:value="143.99">
                <text:p>143.99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.64">
                <text:p>170.64</text:p>
              </table:table-cell>
              <table:table-cell office:value-type="float" office:value="0.152">
                <text:p>0.152</text:p>
              </table:table-cell>
              <table:table-cell office:value-type="float" office:value="206.61">
                <text:p>206.61</text:p>
              </table:table-cell>
              <table:table-cell office:value-type="float" office:value="0.411">
                <text:p>0.411</text:p>
              </table:table-cell>
              <table:table-cell office:value-type="float" office:value="267.12">
                <text:p>267.12</text:p>
              </table:table-cell>
              <table:table-cell office:value-type="float" office:value="0.424">
                <text:p>0.424</text:p>
              </table:table-cell>
              <table:table-cell office:value-type="float" office:value="156.48">
                <text:p>156.48</text:p>
              </table:table-cell>
              <table:table-cell office:value-type="float" office:value="0.216">
                <text:p>0.216</text:p>
              </table:table-cell>
              <table:table-cell office:value-type="float" office:value="157.08">
                <text:p>157.0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4.86">
                <text:p>184.86</text:p>
              </table:table-cell>
              <table:table-cell office:value-type="float" office:value="0.171">
                <text:p>0.171</text:p>
              </table:table-cell>
              <table:table-cell office:value-type="float" office:value="223.83">
                <text:p>223.83</text:p>
              </table:table-cell>
              <table:table-cell office:value-type="float" office:value="0.441">
                <text:p>0.441</text:p>
              </table:table-cell>
              <table:table-cell office:value-type="float" office:value="289.38">
                <text:p>289.38</text:p>
              </table:table-cell>
              <table:table-cell office:value-type="float" office:value="0.46">
                <text:p>0.46</text:p>
              </table:table-cell>
              <table:table-cell office:value-type="float" office:value="169.52">
                <text:p>169.52</text:p>
              </table:table-cell>
              <table:table-cell office:value-type="float" office:value="0.233">
                <text:p>0.233</text:p>
              </table:table-cell>
              <table:table-cell office:value-type="float" office:value="170.17">
                <text:p>170.17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.08">
                <text:p>199.08</text:p>
              </table:table-cell>
              <table:table-cell office:value-type="float" office:value="0.18">
                <text:p>0.18</text:p>
              </table:table-cell>
              <table:table-cell office:value-type="float" office:value="241.04">
                <text:p>241.04</text:p>
              </table:table-cell>
              <table:table-cell office:value-type="float" office:value="0.479">
                <text:p>0.479</text:p>
              </table:table-cell>
              <table:table-cell office:value-type="float" office:value="311.64">
                <text:p>311.64</text:p>
              </table:table-cell>
              <table:table-cell office:value-type="float" office:value="0.491">
                <text:p>0.491</text:p>
              </table:table-cell>
              <table:table-cell office:value-type="float" office:value="182.56">
                <text:p>182.56</text:p>
              </table:table-cell>
              <table:table-cell office:value-type="float" office:value="0.251">
                <text:p>0.251</text:p>
              </table:table-cell>
              <table:table-cell office:value-type="float" office:value="183.26">
                <text:p>183.26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3.3">
                <text:p>213.3</text:p>
              </table:table-cell>
              <table:table-cell office:value-type="float" office:value="0.194">
                <text:p>0.194</text:p>
              </table:table-cell>
              <table:table-cell office:value-type="float" office:value="258.26">
                <text:p>258.26</text:p>
              </table:table-cell>
              <table:table-cell office:value-type="float" office:value="0.511">
                <text:p>0.511</text:p>
              </table:table-cell>
              <table:table-cell office:value-type="float" office:value="333.9">
                <text:p>333.9</text:p>
              </table:table-cell>
              <table:table-cell office:value-type="float" office:value="0.524">
                <text:p>0.524</text:p>
              </table:table-cell>
              <table:table-cell office:value-type="float" office:value="195.6">
                <text:p>195.6</text:p>
              </table:table-cell>
              <table:table-cell office:value-type="float" office:value="0.268">
                <text:p>0.268</text:p>
              </table:table-cell>
              <table:table-cell office:value-type="float" office:value="196.35">
                <text:p>196.35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7.52">
                <text:p>227.52</text:p>
              </table:table-cell>
              <table:table-cell office:value-type="float" office:value="0.204">
                <text:p>0.204</text:p>
              </table:table-cell>
              <table:table-cell office:value-type="float" office:value="275.48">
                <text:p>275.48</text:p>
              </table:table-cell>
              <table:table-cell office:value-type="float" office:value="0.541">
                <text:p>0.541</text:p>
              </table:table-cell>
              <table:table-cell office:value-type="float" office:value="356.16">
                <text:p>356.16</text:p>
              </table:table-cell>
              <table:table-cell office:value-type="float" office:value="0.558">
                <text:p>0.558</text:p>
              </table:table-cell>
              <table:table-cell office:value-type="float" office:value="208.64">
                <text:p>208.64</text:p>
              </table:table-cell>
              <table:table-cell office:value-type="float" office:value="0.284">
                <text:p>0.284</text:p>
              </table:table-cell>
              <table:table-cell office:value-type="float" office:value="209.44">
                <text:p>209.44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1.74">
                <text:p>241.74</text:p>
              </table:table-cell>
              <table:table-cell office:value-type="float" office:value="0.218">
                <text:p>0.218</text:p>
              </table:table-cell>
              <table:table-cell office:value-type="float" office:value="292.7">
                <text:p>292.7</text:p>
              </table:table-cell>
              <table:table-cell office:value-type="float" office:value="0.571">
                <text:p>0.571</text:p>
              </table:table-cell>
              <table:table-cell office:value-type="float" office:value="378.42">
                <text:p>378.42</text:p>
              </table:table-cell>
              <table:table-cell office:value-type="float" office:value="0.6">
                <text:p>0.6</text:p>
              </table:table-cell>
              <table:table-cell office:value-type="float" office:value="221.68">
                <text:p>221.68</text:p>
              </table:table-cell>
              <table:table-cell office:value-type="float" office:value="0.305">
                <text:p>0.305</text:p>
              </table:table-cell>
              <table:table-cell office:value-type="float" office:value="222.53">
                <text:p>222.53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.96">
                <text:p>255.96</text:p>
              </table:table-cell>
              <table:table-cell office:value-type="float" office:value="0.228">
                <text:p>0.228</text:p>
              </table:table-cell>
              <table:table-cell office:value-type="float" office:value="309.91">
                <text:p>309.91</text:p>
              </table:table-cell>
              <table:table-cell office:value-type="float" office:value="0.614">
                <text:p>0.614</text:p>
              </table:table-cell>
              <table:table-cell office:value-type="float" office:value="400.68">
                <text:p>400.68</text:p>
              </table:table-cell>
              <table:table-cell office:value-type="float" office:value="0.629">
                <text:p>0.629</text:p>
              </table:table-cell>
              <table:table-cell office:value-type="float" office:value="234.72">
                <text:p>234.72</text:p>
              </table:table-cell>
              <table:table-cell office:value-type="float" office:value="0.321">
                <text:p>0.321</text:p>
              </table:table-cell>
              <table:table-cell office:value-type="float" office:value="235.62">
                <text:p>235.62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.18">
                <text:p>270.18</text:p>
              </table:table-cell>
              <table:table-cell office:value-type="float" office:value="0.243">
                <text:p>0.243</text:p>
              </table:table-cell>
              <table:table-cell office:value-type="float" office:value="327.13">
                <text:p>327.13</text:p>
              </table:table-cell>
              <table:table-cell office:value-type="float" office:value="0.651">
                <text:p>0.651</text:p>
              </table:table-cell>
              <table:table-cell office:value-type="float" office:value="422.94">
                <text:p>422.94</text:p>
              </table:table-cell>
              <table:table-cell office:value-type="float" office:value="0.666">
                <text:p>0.666</text:p>
              </table:table-cell>
              <table:table-cell office:value-type="float" office:value="247.76">
                <text:p>247.76</text:p>
              </table:table-cell>
              <table:table-cell office:value-type="float" office:value="0.337">
                <text:p>0.337</text:p>
              </table:table-cell>
              <table:table-cell office:value-type="float" office:value="248.71">
                <text:p>248.71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4.4">
                <text:p>284.4</text:p>
              </table:table-cell>
              <table:table-cell office:value-type="float" office:value="0.253">
                <text:p>0.253</text:p>
              </table:table-cell>
              <table:table-cell office:value-type="float" office:value="344.35">
                <text:p>344.35</text:p>
              </table:table-cell>
              <table:table-cell office:value-type="float" office:value="0.681">
                <text:p>0.681</text:p>
              </table:table-cell>
              <table:table-cell office:value-type="float" office:value="445.2">
                <text:p>445.2</text:p>
              </table:table-cell>
              <table:table-cell office:value-type="float" office:value="0.697">
                <text:p>0.697</text:p>
              </table:table-cell>
              <table:table-cell office:value-type="float" office:value="260.8">
                <text:p>260.8</text:p>
              </table:table-cell>
              <table:table-cell office:value-type="float" office:value="0.354">
                <text:p>0.354</text:p>
              </table:table-cell>
              <table:table-cell office:value-type="float" office:value="261.8">
                <text:p>261.8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8.62">
                <text:p>298.62</text:p>
              </table:table-cell>
              <table:table-cell office:value-type="float" office:value="0.266">
                <text:p>0.266</text:p>
              </table:table-cell>
              <table:table-cell office:value-type="float" office:value="361.57">
                <text:p>361.57</text:p>
              </table:table-cell>
              <table:table-cell office:value-type="float" office:value="0.713">
                <text:p>0.713</text:p>
              </table:table-cell>
              <table:table-cell office:value-type="float" office:value="467.46">
                <text:p>467.46</text:p>
              </table:table-cell>
              <table:table-cell office:value-type="float" office:value="0.729">
                <text:p>0.729</text:p>
              </table:table-cell>
              <table:table-cell office:value-type="float" office:value="273.84">
                <text:p>273.84</text:p>
              </table:table-cell>
              <table:table-cell office:value-type="float" office:value="0.376">
                <text:p>0.376</text:p>
              </table:table-cell>
              <table:table-cell office:value-type="float" office:value="274.89">
                <text:p>274.89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2.84">
                <text:p>312.84</text:p>
              </table:table-cell>
              <table:table-cell office:value-type="float" office:value="0.279">
                <text:p>0.279</text:p>
              </table:table-cell>
              <table:table-cell office:value-type="float" office:value="378.78">
                <text:p>378.78</text:p>
              </table:table-cell>
              <table:table-cell office:value-type="float" office:value="0.754">
                <text:p>0.754</text:p>
              </table:table-cell>
              <table:table-cell office:value-type="float" office:value="489.72">
                <text:p>489.72</text:p>
              </table:table-cell>
              <table:table-cell office:value-type="float" office:value="0.762">
                <text:p>0.762</text:p>
              </table:table-cell>
              <table:table-cell office:value-type="float" office:value="286.88">
                <text:p>286.88</text:p>
              </table:table-cell>
              <table:table-cell office:value-type="float" office:value="0.394">
                <text:p>0.394</text:p>
              </table:table-cell>
              <table:table-cell office:value-type="float" office:value="287.98">
                <text:p>287.98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7.06">
                <text:p>327.06</text:p>
              </table:table-cell>
              <table:table-cell office:value-type="float" office:value="0.289">
                <text:p>0.289</text:p>
              </table:table-cell>
              <table:table-cell office:value-type="float" office:value="396">
                <text:p>396</text:p>
              </table:table-cell>
              <table:table-cell office:value-type="float" office:value="0.788">
                <text:p>0.788</text:p>
              </table:table-cell>
              <table:table-cell office:value-type="float" office:value="511.98">
                <text:p>511.98</text:p>
              </table:table-cell>
              <table:table-cell office:value-type="float" office:value="0.796">
                <text:p>0.796</text:p>
              </table:table-cell>
              <table:table-cell office:value-type="float" office:value="299.92">
                <text:p>299.92</text:p>
              </table:table-cell>
              <table:table-cell office:value-type="float" office:value="0.411">
                <text:p>0.411</text:p>
              </table:table-cell>
              <table:table-cell office:value-type="float" office:value="301.07">
                <text:p>301.07</text:p>
              </table:table-cell>
              <table:table-cell office:value-type="float" office:value="0.253">
                <text:p>0.2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 chart:error-category="cell-range" chart:error-upper-range="local-table.$B$2:.$B$6" chart:error-lower-range="local-table.$B$2:.$B$6"/>
    </style:style>
    <style:style style:name="ch4" style:family="chart" style:data-style-name="N4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7">
      <style:chart-properties chart:symbol-type="none" chart:link-data-style-to-source="true" chart:error-category="cell-range" chart:error-upper-range="local-table.$B$2:.$B$6" chart:error-lower-range="local-table.$B$2:.$B$6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2000" loext:regression-extrapolate-backward="200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chart:error-upper-indicator="true" chart:error-lower-indicator="true" chart:error-category="cell-range" chart:error-upper-range="local-table.$D$2:.$D$6" chart:error-lower-range="local-table.$E$2:.$E$6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upper-indicator="true" chart:error-lower-indicator="true" chart:error-category="cell-range" chart:error-upper-range="local-table.$F$2:.$F$6" chart:error-lower-range="local-table.$G$2:.$G$6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69cm" svg:height="9.006cm" xlink:href="." xlink:type="simple" chart:class="chart:scatter" chart:style-name="ch1">
        <chart:title svg:x="6.237cm" svg:y="0.316cm" chart:style-name="ch2">
          <text:p>Зависимость D(1/p)</text:p>
        </chart:title>
        <chart:plot-area chart:style-name="ch3" chart:data-source-has-labels="both" svg:x="0.308cm" svg:y="1.273cm" svg:width="14.288cm" svg:height="7.583cm">
          <chartooo:coordinate-region svg:x="1.035cm" svg:y="1.472cm" svg:width="13.229cm" svg:height="6.737cm"/>
          <chart:axis chart:dimension="x" chart:name="primary-x" chart:style-name="ch4" chartooo:axis-type="auto">
            <chart:title svg:x="14.388cm" svg:y="8.021cm" chart:style-name="ch5">
              <text:p>D, м²/с * 10⁻³</text:p>
            </chart:title>
            <chart:categories table:cell-range-address="local-table.$A$2:.$A$6"/>
            <chart:grid chart:style-name="ch6" chart:class="major"/>
          </chart:axis>
          <chart:axis chart:dimension="y" chart:name="primary-y" chart:style-name="ch7">
            <chart:title svg:x="0.54cm" svg:y="0.545cm" chart:style-name="ch5">
              <text:p>1/p, Па * 10⁻³</text:p>
            </chart:title>
            <chart:grid chart:style-name="ch6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regression-curve chart:style-name="ch9"/>
            <chart:error-indicator chart:style-name="ch10" chart:dimension="x"/>
            <chart:error-indicator chart:style-name="ch11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7084377610693">
                <text:p>0.167084377610693</text:p>
              </table:table-cell>
              <table:table-cell office:value-type="float" office:value="0.87252">
                <text:p>0.87252</text:p>
              </table:table-cell>
              <table:table-cell office:value-type="float" office:value="0.0000111389585073796">
                <text:p>0.0000111389585073796</text:p>
              </table:table-cell>
              <table:table-cell office:value-type="float" office:value="0.0000111389585073796">
                <text:p>0.0000111389585073796</text:p>
              </table:table-cell>
              <table:table-cell office:value-type="float" office:value="0.0785268">
                <text:p>0.0785268</text:p>
              </table:table-cell>
              <table:table-cell office:value-type="float" office:value="0.0785268">
                <text:p>0.07852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31328320802">
                <text:p>0.12531328320802</text:p>
              </table:table-cell>
              <table:table-cell office:value-type="float" office:value="0.69212">
                <text:p>0.69212</text:p>
              </table:table-cell>
              <table:table-cell office:value-type="float" office:value="0.000006265664160401">
                <text:p>0.000006265664160401</text:p>
              </table:table-cell>
              <table:table-cell office:value-type="float" office:value="0.000006265664160401">
                <text:p>0.000006265664160401</text:p>
              </table:table-cell>
              <table:table-cell office:value-type="float" office:value="0.0622908">
                <text:p>0.0622908</text:p>
              </table:table-cell>
              <table:table-cell office:value-type="float" office:value="0.0622908">
                <text:p>0.0622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5187969924812">
                <text:p>0.075187969924812</text:p>
              </table:table-cell>
              <table:table-cell office:value-type="float" office:value="0.60104">
                <text:p>0.60104</text:p>
              </table:table-cell>
              <table:table-cell office:value-type="float" office:value="0.00000225563909774436">
                <text:p>0.00000225563909774436</text:p>
              </table:table-cell>
              <table:table-cell office:value-type="float" office:value="0.00000225563909774436">
                <text:p>0.00000225563909774436</text:p>
              </table:table-cell>
              <table:table-cell office:value-type="float" office:value="0.0540936">
                <text:p>0.0540936</text:p>
              </table:table-cell>
              <table:table-cell office:value-type="float" office:value="0.0540936">
                <text:p>0.0540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0125313283208">
                <text:p>0.050125313283208</text:p>
              </table:table-cell>
              <table:table-cell office:value-type="float" office:value="0.36784">
                <text:p>0.36784</text:p>
              </table:table-cell>
              <table:table-cell office:value-type="float" office:value="0.00000100250626566416">
                <text:p>0.00000100250626566416</text:p>
              </table:table-cell>
              <table:table-cell office:value-type="float" office:value="0.00000100250626566416">
                <text:p>0.00000100250626566416</text:p>
              </table:table-cell>
              <table:table-cell office:value-type="float" office:value="0.0331056">
                <text:p>0.0331056</text:p>
              </table:table-cell>
              <table:table-cell office:value-type="float" office:value="0.0331056">
                <text:p>0.0331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7593984962406">
                <text:p>0.037593984962406</text:p>
              </table:table-cell>
              <table:table-cell office:value-type="float" office:value="0.39468">
                <text:p>0.39468</text:p>
              </table:table-cell>
              <table:table-cell office:value-type="float" office:value="0.00000056390977443609">
                <text:p>0.00000056390977443609</text:p>
              </table:table-cell>
              <table:table-cell office:value-type="float" office:value="0.00000056390977443609">
                <text:p>0.00000056390977443609</text:p>
              </table:table-cell>
              <table:table-cell office:value-type="float" office:value="0.0355212">
                <text:p>0.0355212</text:p>
              </table:table-cell>
              <table:table-cell office:value-type="float" office:value="0.0355212">
                <text:p>0.03552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